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ce style:name="맑은 고딕" svg:font-family="'맑은 고딕'"/>
    <style:font-face style:name="휴먼엑스포" svg:font-family="휴먼엑스포"/>
    <style:font-face style:name="Calibri" svg:font-family="Calibri" style:font-family-generic="swiss" style:font-pitch="variable"/>
    <style:font-face style:name="Liberation Sans" svg:font-family="'Liberation Sans'" style:font-family-generic="swiss" style:font-pitch="variable"/>
    <style:font-face style:name="Nanum Gothic" svg:font-family="'Nanum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02cm" fo:margin-left="0cm" table:align="left" style:may-break-between-rows="true" style:writing-mode="lr-tb"/>
    </style:style>
    <style:style style:name="Table1.A" style:family="table-column">
      <style:table-column-properties style:column-width="3.699cm"/>
    </style:style>
    <style:style style:name="Table1.B" style:family="table-column">
      <style:table-column-properties style:column-width="13.303cm"/>
    </style:style>
    <style:style style:name="Table1.1" style:family="table-row">
      <style:table-row-properties style:min-row-height="0.593cm"/>
    </style:style>
    <style:style style:name="Table1.A1" style:family="table-cell">
      <style:table-cell-properties fo:background-color="#ffffff" fo:padding-left="0.18cm" fo:padding-right="0.18cm" fo:padding-top="0cm" fo:padding-bottom="0cm" fo:border="0.5pt solid #000000" fo:vertical-align="center">
        <style:background-image/>
      </style:table-cell-properties>
    </style:style>
    <style:style style:name="Table1.A3" style:family="table-cell">
      <style:table-cell-properties fo:background-color="#ffffff" fo:padding-left="0.18cm" fo:padding-right="0.18cm" fo:padding-top="0cm" fo:padding-bottom="0cm" fo:border-left="0.5pt solid #000000" fo:border-right="0.5pt solid #000000" fo:border-top="0.5pt solid #000000" fo:border-bottom="0.2pt solid #000000" fo:vertical-align="center">
        <style:background-image/>
      </style:table-cell-properties>
    </style:style>
    <style:style style:name="P1" style:family="paragraph" style:parent-style-name="Standard">
      <style:paragraph-properties fo:line-height="100%" fo:text-align="center" style:justify-single-word="false"/>
      <style:text-properties fo:color="#000000" style:font-name="Nanum Gothic" fo:font-size="10pt" fo:font-weight="bold" fo:background-color="transparent" style:font-name-asian="Nanum Gothic" style:font-size-asian="10pt" style:font-name-complex="휴먼엑스포" style:font-size-complex="10pt"/>
    </style:style>
    <style:style style:name="P2" style:family="paragraph" style:parent-style-name="Standard">
      <style:paragraph-properties fo:line-height="100%" fo:text-align="end" style:justify-single-word="false"/>
      <style:text-properties fo:color="#000000" style:font-name="Nanum Gothic" fo:font-size="10pt" fo:font-weight="bold" fo:background-color="transparent" style:font-name-asian="Nanum Gothic" style:font-size-asian="10pt" style:font-name-complex="휴먼엑스포" style:font-size-complex="10pt"/>
    </style:style>
    <style:style style:name="P3" style:family="paragraph" style:parent-style-name="Standard">
      <style:paragraph-properties fo:line-height="100%" fo:text-align="center" style:justify-single-word="false"/>
      <style:text-properties fo:color="#000000" style:font-name="Nanum Gothic" fo:font-size="10pt" fo:font-weight="normal" fo:background-color="transparent" style:font-name-asian="Nanum Gothic" style:font-size-asian="10pt" style:font-name-complex="휴먼엑스포" style:font-size-complex="10pt"/>
    </style:style>
    <style:style style:name="P4" style:family="paragraph" style:parent-style-name="Standard">
      <style:paragraph-properties fo:line-height="100%" fo:text-align="center" style:justify-single-word="false"/>
      <style:text-properties fo:color="#000000" style:font-name="Nanum Gothic" fo:font-size="11pt" fo:font-weight="bold" fo:background-color="transparent" style:font-name-asian="Nanum Gothic" style:font-size-asian="11pt" style:font-name-complex="휴먼엑스포" style:font-size-complex="11pt"/>
    </style:style>
    <style:style style:name="P5" style:family="paragraph" style:parent-style-name="Standard">
      <style:paragraph-properties fo:line-height="100%" fo:text-align="center" style:justify-single-word="false"/>
      <style:text-properties style:use-window-font-color="true" style:font-name="Nanum Gothic" fo:font-size="10pt" fo:font-weight="normal" fo:background-color="transparent" style:font-name-asian="Nanum Gothic" style:font-size-asian="10pt" style:font-name-complex="맑은 고딕" style:font-size-complex="10pt"/>
    </style:style>
    <style:style style:name="P6" style:family="paragraph" style:parent-style-name="Standard">
      <style:paragraph-properties fo:line-height="100%" fo:text-align="center" style:justify-single-word="false"/>
      <style:text-properties style:use-window-font-color="true" style:font-name="Nanum Gothic" fo:font-size="10pt" fo:font-weight="normal" fo:background-color="transparent" style:font-name-asian="Nanum Gothic" style:font-size-asian="10pt" style:font-name-complex="휴먼엑스포" style:font-size-complex="10pt"/>
    </style:style>
    <style:style style:name="P7" style:family="paragraph" style:parent-style-name="Standard">
      <style:paragraph-properties fo:line-height="100%" fo:text-align="justify" style:justify-single-word="false"/>
      <style:text-properties style:use-window-font-color="true" style:font-name="Nanum Gothic" fo:font-size="10pt" fo:font-weight="normal" fo:background-color="transparent" style:font-name-asian="Nanum Gothic" style:font-size-asian="10pt" style:font-name-complex="Times New Roman" style:font-size-complex="10pt"/>
    </style:style>
    <style:style style:name="P8" style:family="paragraph" style:parent-style-name="Standard">
      <style:paragraph-properties fo:line-height="100%" fo:text-align="center" style:justify-single-word="false"/>
      <style:text-properties style:font-name="Nanum Gothic" fo:font-size="10pt" style:font-name-asian="Nanum Gothic" style:font-size-asian="10pt" style:font-size-complex="10pt"/>
    </style:style>
    <style:style style:name="P9" style:family="paragraph" style:parent-style-name="Standard">
      <style:paragraph-properties fo:line-height="100%" fo:text-align="start" style:justify-single-word="false"/>
      <style:text-properties style:font-name="Nanum Gothic" fo:font-size="10pt" style:font-name-asian="Nanum Gothic" style:font-size-asian="10pt" style:font-size-complex="10pt"/>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Nanum Gothic" fo:font-size="10pt" fo:font-weight="normal" fo:background-color="transparent" style:font-name-asian="Nanum Gothic" style:font-size-asian="10pt" style:font-name-complex="맑은 고딕" style:font-size-complex="10pt"/>
    </style:style>
    <style:style style:name="P11" style:family="paragraph" style:parent-style-name="Standard">
      <style:paragraph-properties fo:line-height="100%" fo:text-align="start" style:justify-single-word="false"/>
      <style:text-properties fo:color="#000000" style:font-name="Nanum Gothic" fo:font-size="10pt" fo:font-weight="normal" fo:background-color="transparent" style:font-name-asian="Nanum Gothic" style:font-size-asian="10pt" style:font-name-complex="Times New Roman" style:font-size-complex="10pt"/>
    </style:style>
    <style:style style:name="P12" style:family="paragraph" style:parent-style-name="Standard">
      <style:paragraph-properties fo:line-height="100%" fo:text-align="center" style:justify-single-word="false"/>
      <style:text-properties fo:color="#000000" style:font-name="Nanum Gothic" fo:font-size="10pt" fo:font-weight="normal" fo:background-color="transparent" style:font-name-asian="Nanum Gothic" style:font-size-asian="10pt" style:font-name-complex="휴먼엑스포" style:font-size-complex="10pt"/>
    </style:style>
    <style:style style:name="T1" style:family="text">
      <style:text-properties fo:color="#000000" fo:font-weight="normal" fo:background-color="transparent" loext:char-shading-value="0" style:font-name-complex="휴먼엑스포"/>
    </style:style>
    <style:style style:name="T2" style:family="text">
      <style:text-properties fo:color="#000000" fo:font-weight="normal" fo:background-color="transparent" loext:char-shading-value="0" style:font-name-complex="Times New Roman"/>
    </style:style>
    <style:style style:name="T3" style:family="text">
      <style:text-properties style:use-window-font-color="true" fo:font-weight="normal" fo:background-color="transparent" loext:char-shading-value="0" style:font-name-complex="휴먼엑스포"/>
    </style:style>
    <style:style style:name="T4" style:family="text">
      <style:text-properties style:use-window-font-color="true" fo:font-weight="normal" fo:background-color="transparent" loext:char-shading-value="0" style:font-name-complex="Times New Roman"/>
    </style:style>
    <style:style style:name="T5" style:family="text">
      <style:text-properties officeooo:rsid="0011d2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oud 2014 연간 계획서</text:p>
      <text:p text:style-name="P2">보정 구름 <text:span text:style-name="T5">1기 </text:span>황준원</text:p>
      <table:table table:name="Table1" table:style-name="Table1">
        <table:table-column table:style-name="Table1.A"/>
        <table:table-column table:style-name="Table1.B"/>
        <table:table-row table:style-name="Table1.1">
          <table:table-cell table:style-name="Table1.A1" office:value-type="string">
            <text:p text:style-name="P1">날 짜</text:p>
          </table:table-cell>
          <table:table-cell table:style-name="Table1.A1" office:value-type="string">
            <text:p text:style-name="P1">내 <text:s/>용</text:p>
          </table:table-cell>
        </table:table-row>
        <table:table-row>
          <table:table-cell table:style-name="Table1.A1" office:value-type="string">
            <text:p text:style-name="P3">3/10 ~ 3/14</text:p>
          </table:table-cell>
          <table:table-cell table:style-name="Table1.A1" office:value-type="string">
            <text:p text:style-name="P3">동아리 모집</text:p>
            <text:p text:style-name="P3"/>
            <text:p text:style-name="P3"/>
            <text:p text:style-name="P3"/>
          </table:table-cell>
        </table:table-row>
        <table:table-row>
          <table:table-cell table:style-name="Table1.A3" table:number-columns-spanned="2" office:value-type="string">
            <text:p text:style-name="P9"><text:span text:style-name="T1">동아리를 결성하게 되면 19일 내지 26일에 첫 정모를 갖게 될것입니다. 26일일 확률이 좀 크고요. 그렇게 되면 첫 정모때 시간을 맞추고 그 다음주부터 모임을 갖게되면 4월이 됩니다. 따라서 4월 첫째 주부터 신입생들 프로그래밍 교육을 시작할 거라 예상합니다</text:span><text:span text:style-name="T2">. </text:span><text:span text:style-name="T1">교육주기는 매주, 또는 격주로 동아리 부원 재량이되 한달에 세번 모임 기준으로 스케줄을 짰습니다</text:span><text:span text:style-name="T2">. </text:span><text:span text:style-name="T1">송재원 부원은 요일이 맞는 조와 활동합니다</text:span><text:span text:style-name="T2">.</text:span></text:p>
            <text:p text:style-name="P11"/>
          </table:table-cell>
          <table:covered-table-cell/>
        </table:table-row>
        <table:table-row>
          <table:table-cell table:style-name="Table1.A1" office:value-type="string">
            <text:p text:style-name="P3">4월</text:p>
            <text:p text:style-name="P3">1모임</text:p>
          </table:table-cell>
          <table:table-cell table:style-name="Table1.A1" office:value-type="string">
            <text:p text:style-name="P3">2회 수업기준 (1차지필)</text:p>
            <text:p text:style-name="P3">이것이 C언어다</text:p>
            <text:p text:style-name="P3">프로그램의 기본구성</text:p>
            <text:p text:style-name="P3">변수와 연산자3-1</text:p>
          </table:table-cell>
        </table:table-row>
        <table:table-row>
          <table:table-cell table:style-name="Table1.A1" office:value-type="string">
            <text:p text:style-name="P3">2모임</text:p>
          </table:table-cell>
          <table:table-cell table:style-name="Table1.A1" office:value-type="string">
            <text:p text:style-name="P3">변수와 연산자3-2,3-3</text:p>
            <text:p text:style-name="P3">상수와 기본 자료형</text:p>
            <text:p text:style-name="P3"/>
            <text:p text:style-name="P3"/>
          </table:table-cell>
        </table:table-row>
        <table:table-row>
          <table:table-cell table:style-name="Table1.A3" office:value-type="string">
            <text:p text:style-name="P3">5월</text:p>
            <text:p text:style-name="P3">1모임</text:p>
          </table:table-cell>
          <table:table-cell table:style-name="Table1.A1" office:value-type="string">
            <text:p text:style-name="P3">3회 수업기준</text:p>
            <text:p text:style-name="P3">반복실행을 명령하는 반복문</text:p>
            <text:p text:style-name="P3">조건에 따른 흐름의 분기</text:p>
            <text:p text:style-name="P5"/>
          </table:table-cell>
        </table:table-row>
        <table:table-row>
          <table:table-cell table:style-name="Table1.A3" office:value-type="string">
            <text:p text:style-name="P3">2모임</text:p>
          </table:table-cell>
          <table:table-cell table:style-name="Table1.A1" office:value-type="string">
            <text:p text:style-name="P3">C언어의 핵심! 함수! 中 09-1 함수를 정의하고 선언하기</text:p>
            <text:p text:style-name="P3">지역변수</text:p>
            <text:p text:style-name="P3"/>
            <text:p text:style-name="P3"/>
          </table:table-cell>
        </table:table-row>
        <table:table-row>
          <table:table-cell table:style-name="Table1.A3" office:value-type="string">
            <text:p text:style-name="P3">3모임</text:p>
          </table:table-cell>
          <table:table-cell table:style-name="Table1.A1" office:value-type="string">
            <text:p text:style-name="P8"><text:span text:style-name="T1">전역변수</text:span><text:span text:style-name="T2">,</text:span><text:span text:style-name="T1"> static변수, register 변수, 재귀함수</text:span></text:p>
            <text:p text:style-name="P3"/>
            <text:p text:style-name="P3"/>
            <text:p text:style-name="P3"/>
          </table:table-cell>
        </table:table-row>
        <table:table-row>
          <table:table-cell table:style-name="Table1.A3" office:value-type="string">
            <text:p text:style-name="P3">6월</text:p>
            <text:p text:style-name="P3">1모임</text:p>
          </table:table-cell>
          <table:table-cell table:style-name="Table1.A1" office:value-type="string">
            <text:p text:style-name="P3">2회 수업기준 (2차지필)</text:p>
            <text:p text:style-name="P3">함수 복습</text:p>
            <text:p text:style-name="P3">1차원배열</text:p>
            <text:p text:style-name="P3"/>
          </table:table-cell>
        </table:table-row>
        <table:table-row>
          <table:table-cell table:style-name="Table1.A3" office:value-type="string">
            <text:p text:style-name="P3">2모임</text:p>
          </table:table-cell>
          <table:table-cell table:style-name="Table1.A1" office:value-type="string">
            <text:p text:style-name="P3">1차원배열 복습</text:p>
            <text:p text:style-name="P3">포인터의 이해</text:p>
            <text:p text:style-name="P3"/>
            <text:p text:style-name="P3"/>
          </table:table-cell>
        </table:table-row>
        <table:table-row>
          <table:table-cell table:style-name="Table1.A3" office:value-type="string">
            <text:p text:style-name="P3">7월</text:p>
            <text:p text:style-name="P3">1모임</text:p>
          </table:table-cell>
          <table:table-cell table:style-name="Table1.A1" office:value-type="string">
            <text:p text:style-name="P8"><text:span text:style-name="T3">3회 수업기준</text:span><text:span text:style-name="T4"><text:line-break/></text:span><text:span text:style-name="T3">포인터의 이해 복습</text:span></text:p>
            <text:p text:style-name="P6">포인터와 배열! 함께 이해하기</text:p>
            <text:p text:style-name="P5"/>
          </table:table-cell>
        </table:table-row>
        <table:table-row>
          <table:table-cell table:style-name="Table1.A3" office:value-type="string">
            <text:p text:style-name="P3">2모임</text:p>
          </table:table-cell>
          <table:table-cell table:style-name="Table1.A1" office:value-type="string">
            <text:p text:style-name="P6">포인터와 배열! 함께 이해하기 복습</text:p>
            <text:p text:style-name="P6">포인터 함수에 대한 이해</text:p>
            <text:p text:style-name="P6"/>
            <text:p text:style-name="P6"/>
          </table:table-cell>
        </table:table-row>
        <table:table-row>
          <table:table-cell table:style-name="Table1.A3" office:value-type="string">
            <text:p text:style-name="P3">3모임</text:p>
          </table:table-cell>
          <table:table-cell table:style-name="Table1.A1" office:value-type="string">
            <text:p text:style-name="P6">2차원배열</text:p>
            <text:p text:style-name="P6"/>
            <text:p text:style-name="P6"/>
            <text:p text:style-name="P6"/>
          </table:table-cell>
        </table:table-row>
        <table:table-row>
          <table:table-cell table:style-name="Table1.A3" office:value-type="string">
            <text:p text:style-name="P3">8월</text:p>
          </table:table-cell>
          <table:table-cell table:style-name="Table1.A3" office:value-type="string">
            <text:p text:style-name="P3">방학 중 조별로, 또는 동아리전체 프로젝트 계획 및 계획서 제출</text:p>
            <text:p text:style-name="P3"/>
            <text:p text:style-name="P3"/>
            <text:p text:style-name="P3"/>
          </table:table-cell>
        </table:table-row>
        <table:table-row>
          <table:table-cell table:style-name="Table1.A3" office:value-type="string">
            <text:p text:style-name="P3">9월</text:p>
          </table:table-cell>
          <table:table-cell table:style-name="Table1.A3" office:value-type="string">
            <text:p text:style-name="P3">프로젝트 제작기간</text:p>
            <text:p text:style-name="P3"/>
            <text:p text:style-name="P3"/>
            <text:p text:style-name="P3"/>
            <text:p text:style-name="P3"/>
          </table:table-cell>
        </table:table-row>
        <text:soft-page-break/>
        <table:table-row>
          <table:table-cell table:style-name="Table1.A3" office:value-type="string">
            <text:p text:style-name="P3">10월</text:p>
          </table:table-cell>
          <table:table-cell table:style-name="Table1.A3" office:value-type="string">
            <text:p text:style-name="P3">10월 정모중 프로젝트를 발표하고 수정사항 점검 및 수정</text:p>
            <text:p text:style-name="P3"/>
            <text:p text:style-name="P3"/>
            <text:p text:style-name="P3"/>
          </table:table-cell>
        </table:table-row>
        <table:table-row>
          <table:table-cell table:style-name="Table1.A3" office:value-type="string">
            <text:p text:style-name="P3">11월</text:p>
          </table:table-cell>
          <table:table-cell table:style-name="Table1.A3" office:value-type="string">
            <text:p text:style-name="P3">프로젝트 마무리</text:p>
            <text:p text:style-name="P3"/>
            <text:p text:style-name="P3"/>
            <text:p text:style-name="P5"/>
          </table:table-cell>
        </table:table-row>
        <table:table-row>
          <table:table-cell table:style-name="Table1.A1" table:number-columns-spanned="2" office:value-type="string">
            <text:p text:style-name="P9"><text:span text:style-name="T1">제가 임의로 여태까지 프로그래밍할 때 사용하지 않았던 부분, 또는 앞에서 많이 언급해야할 부분(데이터 표현방식의 이해, printf 함수와 scanf 함수 정리하기) 등은 제외했습니다. 그리고 포인터배열 이후 부분은 형이 도와주시지 않는다면 2학년 애들도 정확히 모르는 애들이 대다수이기 때문에 감당이 되지 않을 듯 합니다. 추후에 다시 고민해 보겠습니다</text:span><text:span text:style-name="T2">.</text:span><text:span text:style-name="T1">. 제가 빠트린 거나 넣어야 할 파트등이 있다면 바로 말씀해주시면 고치겠습니다</text:span><text:span text:style-name="T2">.</text:span></text:p>
            <text:p text:style-name="P11"/>
          </table:table-cell>
          <table:covered-table-cell/>
        </table:table-row>
      </table:table>
      <text:p text:style-name="P7"/>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ce style:name="맑은 고딕" svg:font-family="'맑은 고딕'"/>
    <style:font-face style:name="휴먼엑스포" svg:font-family="휴먼엑스포"/>
    <style:font-face style:name="Calibri" svg:font-family="Calibri" style:font-family-generic="swiss" style:font-pitch="variable"/>
    <style:font-face style:name="Liberation Sans" svg:font-family="'Liberation Sans'" style:font-family-generic="swiss" style:font-pitch="variable"/>
    <style:font-face style:name="Nanum Gothic" svg:font-family="'Nanum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6T13:13:54.774990000</dc:date>
    <meta:editing-duration>PT5M57S</meta:editing-duration>
    <meta:editing-cycles>5</meta:editing-cycles>
    <meta:generator>LibreOffice/4.4.5.2$MacOSX_X86_64 LibreOffice_project/a22f674fd25a3b6f45bdebf25400ed2adff0ff99</meta:generator>
    <meta:document-statistic meta:table-count="1" meta:image-count="0" meta:object-count="0" meta:page-count="2" meta:paragraph-count="52" meta:word-count="697" meta:character-count="933" meta:non-whitespace-character-count="751"/>
  </office:meta>
</office:document-meta>
</file>